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0485b3" officeooo:paragraph-rsid="000485b3"/>
    </style:style>
    <style:style style:name="P2" style:family="paragraph" style:parent-style-name="_5f_text">
      <style:text-properties officeooo:rsid="0012c04f" officeooo:paragraph-rsid="0012c04f"/>
    </style:style>
    <style:style style:name="P3" style:family="paragraph" style:parent-style-name="_5f_text">
      <style:text-properties officeooo:paragraph-rsid="0012c04f"/>
    </style:style>
    <style:style style:name="P4" style:family="paragraph" style:parent-style-name="_3c_code_3e_">
      <style:text-properties officeooo:paragraph-rsid="001ff33c"/>
    </style:style>
    <style:style style:name="P5" style:family="paragraph" style:parent-style-name="_5f_text">
      <style:text-properties style:font-name="Calibri Light" fo:font-size="11pt" fo:language="ru" fo:country="RU" fo:font-weight="250" officeooo:rsid="0012c04f" officeooo:paragraph-rsid="0012c04f"/>
    </style:style>
    <style:style style:name="P6" style:family="paragraph" style:parent-style-name="_3c_div_3e_">
      <style:text-properties style:font-name="Calibri Light" fo:font-size="11pt" fo:language="ru" fo:country="RU" fo:font-weight="250" officeooo:rsid="0015f165" officeooo:paragraph-rsid="001ff33c"/>
    </style:style>
    <style:style style:name="P7" style:family="paragraph" style:parent-style-name="_3c_div_3e_">
      <style:text-properties style:font-name="Calibri Light" fo:font-size="11pt" fo:language="ru" fo:country="RU" fo:font-weight="250" officeooo:rsid="002298cc" officeooo:paragraph-rsid="002298cc"/>
    </style:style>
    <style:style style:name="P8" style:family="paragraph" style:parent-style-name="_3c_div_3e_">
      <style:text-properties style:font-name="Calibri Light" fo:font-size="11pt" fo:language="ru" fo:country="RU" fo:font-weight="250" officeooo:rsid="002d69d3" officeooo:paragraph-rsid="002d69d3"/>
    </style:style>
    <style:style style:name="P9" style:family="paragraph" style:parent-style-name="_3c_div_3e_">
      <style:text-properties style:font-name="Calibri Light" fo:font-size="11pt" fo:language="ru" fo:country="RU" fo:font-weight="250" officeooo:rsid="002f6146" officeooo:paragraph-rsid="002f6146"/>
    </style:style>
    <style:style style:name="P10" style:family="paragraph" style:parent-style-name="_3c_div_3e_">
      <style:text-properties style:font-name="Calibri Light" fo:font-size="11pt" fo:language="ru" fo:country="RU" fo:font-weight="250" officeooo:rsid="00329fc3" officeooo:paragraph-rsid="00329fc3"/>
    </style:style>
    <style:style style:name="P11" style:family="paragraph" style:parent-style-name="_3c_div_3e_">
      <style:text-properties fo:language="ru" fo:country="RU"/>
    </style:style>
    <style:style style:name="P12" style:family="paragraph" style:parent-style-name="_3c_div_3e_">
      <style:text-properties fo:language="ru" fo:country="RU" officeooo:rsid="000485b3" officeooo:paragraph-rsid="001ff33c"/>
    </style:style>
    <style:style style:name="P13" style:family="paragraph" style:parent-style-name="_3c_div_3e_">
      <style:text-properties fo:language="ru" fo:country="RU" officeooo:rsid="000485b3" officeooo:paragraph-rsid="00330160"/>
    </style:style>
    <style:style style:name="P14" style:family="paragraph" style:parent-style-name="_3c_div_3e_">
      <style:text-properties fo:language="ru" fo:country="RU" officeooo:rsid="001ff33c" officeooo:paragraph-rsid="001ff33c"/>
    </style:style>
    <style:style style:name="P15" style:family="paragraph" style:parent-style-name="_3c_div_3e_">
      <style:text-properties fo:language="ru" fo:country="RU" officeooo:rsid="002c7bf9" officeooo:paragraph-rsid="002c7bf9"/>
    </style:style>
    <style:style style:name="P16" style:family="paragraph" style:parent-style-name="_3c_div_3e_">
      <style:text-properties fo:language="ru" fo:country="RU" officeooo:rsid="002d3805" officeooo:paragraph-rsid="002d3805"/>
    </style:style>
    <style:style style:name="P17" style:family="paragraph" style:parent-style-name="_3c_div_3e_">
      <style:text-properties fo:language="ru" fo:country="RU" officeooo:rsid="00330160" officeooo:paragraph-rsid="00330160"/>
    </style:style>
    <style:style style:name="P18" style:family="paragraph" style:parent-style-name="_3c_div_3e_">
      <style:text-properties officeooo:paragraph-rsid="001ff33c"/>
    </style:style>
    <style:style style:name="P19" style:family="paragraph" style:parent-style-name="_3c_div_3e_">
      <style:text-properties officeooo:rsid="002298cc" officeooo:paragraph-rsid="002298cc"/>
    </style:style>
    <style:style style:name="P20" style:family="paragraph" style:parent-style-name="_3c_div_3e_">
      <style:text-properties officeooo:rsid="00241464" officeooo:paragraph-rsid="00241464"/>
    </style:style>
    <style:style style:name="P21" style:family="paragraph" style:parent-style-name="_3c_div_3e_">
      <style:text-properties officeooo:paragraph-rsid="00241464"/>
    </style:style>
    <style:style style:name="P22" style:family="paragraph" style:parent-style-name="_3c_div_3e_">
      <style:text-properties officeooo:paragraph-rsid="002776b4"/>
    </style:style>
    <style:style style:name="P23" style:family="paragraph" style:parent-style-name="_3c_div_3e_">
      <style:text-properties officeooo:rsid="0027ab6a" officeooo:paragraph-rsid="0027ab6a"/>
    </style:style>
    <style:style style:name="P24" style:family="paragraph" style:parent-style-name="_3c_div_3e_">
      <style:text-properties officeooo:paragraph-rsid="0027ab6a"/>
    </style:style>
    <style:style style:name="P25" style:family="paragraph" style:parent-style-name="_3c_div_3e_">
      <style:text-properties officeooo:rsid="0029542f" officeooo:paragraph-rsid="0029542f"/>
    </style:style>
    <style:style style:name="P26" style:family="paragraph" style:parent-style-name="_3c_div_3e_">
      <style:text-properties officeooo:paragraph-rsid="0029542f"/>
    </style:style>
    <style:style style:name="P27" style:family="paragraph" style:parent-style-name="_3c_div_3e_">
      <style:text-properties officeooo:paragraph-rsid="002d69d3"/>
    </style:style>
    <style:style style:name="P28" style:family="paragraph" style:parent-style-name="_3c_div_3e_">
      <style:text-properties officeooo:paragraph-rsid="002e4f15"/>
    </style:style>
    <style:style style:name="P29" style:family="paragraph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98cc"/>
    </style:style>
    <style:style style:name="T3" style:family="text">
      <style:text-properties fo:language="en" fo:country="US" officeooo:rsid="00241464"/>
    </style:style>
    <style:style style:name="T4" style:family="text">
      <style:text-properties fo:language="en" fo:country="US" officeooo:rsid="002e4f15"/>
    </style:style>
    <style:style style:name="T5" style:family="text">
      <style:text-properties style:font-name="Calibri Light" fo:font-size="11pt" fo:language="ru" fo:country="RU" fo:font-weight="250"/>
    </style:style>
    <style:style style:name="T6" style:family="text">
      <style:text-properties style:font-name="Calibri Light" fo:font-size="11pt" fo:language="ru" fo:country="RU" fo:font-weight="250" officeooo:rsid="0012c04f"/>
    </style:style>
    <style:style style:name="T7" style:family="text">
      <style:text-properties style:font-name="Calibri Light" fo:font-size="11pt" fo:language="ru" fo:country="RU" fo:font-weight="250" officeooo:rsid="0012cdbb"/>
    </style:style>
    <style:style style:name="T8" style:family="text">
      <style:text-properties style:font-name="Calibri Light" fo:font-size="11pt" fo:language="ru" fo:country="RU" fo:font-weight="250" officeooo:rsid="0014a3ba"/>
    </style:style>
    <style:style style:name="T9" style:family="text">
      <style:text-properties style:font-name="Calibri Light" fo:font-size="11pt" fo:language="ru" fo:country="RU" fo:font-weight="250" officeooo:rsid="0015f165"/>
    </style:style>
    <style:style style:name="T10" style:family="text">
      <style:text-properties style:font-name="Calibri Light" fo:font-size="11pt" fo:language="ru" fo:country="RU" fo:font-weight="250" officeooo:rsid="002611c9"/>
    </style:style>
    <style:style style:name="T11" style:family="text">
      <style:text-properties style:font-name="Calibri Light" fo:font-size="11pt" fo:language="ru" fo:country="RU" fo:font-weight="250" officeooo:rsid="0027ab6a"/>
    </style:style>
    <style:style style:name="T12" style:family="text">
      <style:text-properties style:font-name="Calibri Light" fo:font-size="11pt" fo:language="ru" fo:country="RU" fo:font-weight="250" officeooo:rsid="0029542f"/>
    </style:style>
    <style:style style:name="T13" style:family="text">
      <style:text-properties style:font-name="Calibri Light" fo:font-size="11pt" fo:language="ru" fo:country="RU" fo:font-weight="250" officeooo:rsid="002b11a5"/>
    </style:style>
    <style:style style:name="T14" style:family="text">
      <style:text-properties style:font-name="Calibri Light" fo:font-size="11pt" fo:language="ru" fo:country="RU" fo:font-weight="250" officeooo:rsid="002d69d3"/>
    </style:style>
    <style:style style:name="T15" style:family="text">
      <style:text-properties style:font-name="Calibri Light" fo:font-size="11pt" fo:language="ru" fo:country="RU" fo:font-weight="250" officeooo:rsid="002e4f15"/>
    </style:style>
    <style:style style:name="T16" style:family="text">
      <style:text-properties style:font-name="Calibri Light" fo:font-size="11pt" fo:language="ru" fo:country="RU" fo:font-weight="250" officeooo:rsid="002f6146"/>
    </style:style>
    <style:style style:name="T17" style:family="text">
      <style:text-properties style:font-name="Calibri Light" fo:font-size="11pt" fo:language="ru" fo:country="RU" fo:font-weight="250" officeooo:rsid="00329fc3"/>
    </style:style>
    <style:style style:name="T18" style:family="text">
      <style:text-properties style:font-name="Calibri Light" fo:font-size="11pt" fo:language="en" fo:country="US" fo:font-weight="250"/>
    </style:style>
    <style:style style:name="T19" style:family="text">
      <style:text-properties style:font-name="Calibri Light" fo:font-size="11pt" fo:language="en" fo:country="US" fo:font-weight="250" officeooo:rsid="0012c04f"/>
    </style:style>
    <style:style style:name="T20" style:family="text">
      <style:text-properties style:font-name="Calibri Light" fo:font-size="11pt" fo:language="en" fo:country="US" fo:font-weight="250" officeooo:rsid="0027ab6a"/>
    </style:style>
    <style:style style:name="T21" style:family="text">
      <style:text-properties style:font-name="Calibri Light" fo:font-size="11pt" fo:language="en" fo:country="US" fo:font-weight="250" officeooo:rsid="002e4f15"/>
    </style:style>
    <style:style style:name="T22" style:family="text">
      <style:text-properties style:font-name="Calibri Light" fo:font-size="11pt" fo:font-weight="250"/>
    </style:style>
    <style:style style:name="T23" style:family="text">
      <style:text-properties style:font-name="Calibri Light" fo:font-size="11pt" fo:font-weight="250" officeooo:rsid="0029542f"/>
    </style:style>
    <style:style style:name="T24" style:family="text">
      <style:text-properties style:font-name="Calibri Light" fo:font-size="11pt" fo:font-weight="250" officeooo:rsid="002d69d3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41464"/>
    </style:style>
    <style:style style:name="T27" style:family="text">
      <style:text-properties fo:language="ru" fo:country="RU" officeooo:rsid="002611c9"/>
    </style:style>
    <style:style style:name="T28" style:family="text">
      <style:text-properties fo:language="ru" fo:country="RU" officeooo:rsid="0027ab6a"/>
    </style:style>
    <style:style style:name="T29" style:family="text">
      <style:text-properties fo:language="ru" fo:country="RU" officeooo:rsid="002d3805"/>
    </style:style>
    <style:style style:name="T30" style:family="text">
      <style:text-properties fo:language="ru" fo:country="RU" officeooo:rsid="002d69d3"/>
    </style:style>
    <style:style style:name="T31" style:family="text">
      <style:text-properties fo:language="ru" fo:country="RU" officeooo:rsid="002e4f15"/>
    </style:style>
    <style:style style:name="T32" style:family="text">
      <style:text-properties officeooo:rsid="002298cc"/>
    </style:style>
    <style:style style:name="T33" style:family="text">
      <style:text-properties officeooo:rsid="002df850"/>
    </style:style>
    <style:style style:name="T34" style:family="text">
      <style:text-properties fo:font-variant="normal" fo:text-transform="none" style:font-name="Bebas Neue Pro" fo:font-size="20pt" fo:language="ru" fo:country="RU" officeooo:rsid="002e4f15"/>
    </style:style>
    <style:style style:name="T35" style:family="text">
      <style:text-properties officeooo:rsid="00329f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h1_3e_">Цель </text:p>
      <text:p text:style-name="_3c_div_3e_">Программирование на питоне в убунту со столом и без</text:p>
      <text:p text:style-name="_3c_h1_3e_">Подготовка</text:p>
      <text:p text:style-name="_3c_div_3e_"><text:span text:style-name="T6">Ставим</text:span><text:span text:style-name="T19"> Ubuntu</text:span><text:span text:style-name="T6"> со столом или без. Не забыть настроить буфер. </text:span><text:span text:style-name="T7">Питон стоит в линуксе по умолчанию.</text:span></text:p>
      <text:p text:style-name="_3c_div_3e_">Работа</text:p>
      <text:p text:style-name="_3c_div_3e_">Делаем файл hello.py с содержимым </text:p>
      <text:p text:style-name="_3c_div_3e_">print("Hello, World!")</text:p>
      <text:p text:style-name="_3c_div_3e_"><text:span text:style-name="T5">запускаем </text:span><text:span text:style-name="T8">и смотри результат.</text:span></text:p>
      <text:p text:style-name="_3c_div_3e_">python3 hello.py</text:p>
      <text:p text:style-name="_3c_div_3e_"/>
      <text:p text:style-name="_3c_h1_3e_">Установка <text:span text:style-name="T34">пакетов</text:span><text:span text:style-name="T1"> </text:span><text:span text:style-name="T31">без </text:span><text:span text:style-name="T4">root</text:span></text:p>
      <text:p text:style-name="_3c_h4_3e_">virtualenv</text:p>
      <text:p text:style-name="P28"><text:span text:style-name="T16">Есть портабле. В принципе нужен один раз. Потом в поиойку. Грузим с</text:span><text:span text:style-name="T15"> https://bootstrap.pypa.io/virtualenv.pyz и вызвать этот пакет с помощью интерпретатора python:</text:span></text:p>
      <text:p text:style-name="_3c_code_3e_">python3 virtualenv.pyz --help</text:p>
      <text:p text:style-name="P9">В Virtualenv есть одна основная команда:</text:p>
      <text:p text:style-name="_3c_code_3e_">virtualenv venv</text:p>
      <text:p text:style-name="P10">При портабле </text:p>
      <text:p text:style-name="_3c_code_3e_">python3 virtualenv.pyz venv</text:p>
      <text:p text:style-name="_3c_div_3e_">Это создаст виртуальную среду Python той же версии, что и virtualenv, установленный по пути venv. У инструмента командной строки есть довольно много флагов: <text:a xlink:type="simple" xlink:href="https://virtualenv.pypa.io/en/latest/cli_interface.html#cli-flags" text:style-name="Internet_20_link" text:visited-style-name="Visited_20_Internet_20_Link">https://virtualenv.pypa.io/en/latest/cli_interface.html#cli-flags</text:a></text:p>
      <text:p text:style-name="P17"><text:span text:style-name="T24">Активир</text:span><text:span text:style-name="T22">уем </text:span></text:p>
      <text:p text:style-name="_3c_code_3e_">source venv/bin/activate</text:p>
      <text:p text:style-name="_3c_samp_3e_">(venv) selenium@s20:~$ </text:p>
      <text:p text:style-name="P17"><text:span text:style-name="T22">Там есть </text:span><text:span text:style-name="T18">pip3. 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c_div_3e_" style:display-name="&lt;div&gt;" style:family="paragraph" style:parent-style-name="_3c_p_3e_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5f_attention" style:display-name="_attention" style:family="paragraph" style:parent-style-name="_3c_code_3e_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" fo:font-family="'Calibri Light'" style:font-style-name="Обычный" style:font-family-generic="swiss" style:font-pitch="variable" fo:font-size="10pt" fo:font-weight="bold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3pt" fo:font-weight="bold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3c_div_3e_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1" fo:font-family="'Calibri Light'" style:font-style-name="Жирный" style:font-family-generic="swiss" style:font-pitch="variable" fo:language="ru" fo:country="RU" fo:font-weight="bold" officeooo:rsid="001e3f4c"/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3c_b_3e_" style:display-name="&lt;b&gt;" style:family="text">
      <style:text-properties style:font-name="Calibri Light1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1T22:48:57.964000000</dc:date>
    <meta:editing-duration>PT4H46M27S</meta:editing-duration>
    <meta:editing-cycles>29</meta:editing-cycles>
    <meta:document-statistic meta:table-count="0" meta:image-count="0" meta:object-count="0" meta:page-count="1" meta:paragraph-count="22" meta:word-count="116" meta:character-count="885" meta:non-whitespace-character-count="786"/>
  </office:meta>
</office:document-meta>
</file>